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0.535cm" fo:min-width="2.484cm"/>
    </style:style>
    <style:style style:name="gr2" style:family="graphic" style:parent-style-name="standard">
      <style:graphic-properties draw:textarea-horizontal-align="justify" draw:textarea-vertical-align="middle" draw:auto-grow-height="false" fo:min-height="0.493cm" fo:min-width="1.35cm"/>
    </style:style>
    <style:style style:name="gr3" style:family="graphic" style:parent-style-name="standard">
      <style:graphic-properties draw:textarea-horizontal-align="justify" draw:textarea-vertical-align="middle" draw:auto-grow-height="false" fo:min-height="0.49cm" fo:min-width="1.35cm"/>
    </style:style>
    <style:style style:name="gr4" style:family="graphic" style:parent-style-name="standard">
      <style:graphic-properties draw:stroke="dash" draw:stroke-dash="Fine_20_Dashed" draw:textarea-horizontal-align="justify" draw:textarea-vertical-align="middle" draw:auto-grow-height="false" fo:min-height="0.488cm" fo:min-width="1.35cm"/>
    </style:style>
    <style:style style:name="gr5" style:family="graphic" style:parent-style-name="standard">
      <style:graphic-properties draw:textarea-horizontal-align="justify" draw:textarea-vertical-align="middle" draw:auto-grow-height="false" fo:min-height="0.491cm" fo:min-width="1.35cm"/>
    </style:style>
    <style:style style:name="gr6" style:family="graphic" style:parent-style-name="standard">
      <style:graphic-properties draw:stroke="dash" draw:stroke-dash="Fine_20_Dashed" draw:textarea-horizontal-align="justify" draw:textarea-vertical-align="middle" draw:auto-grow-height="false" fo:min-height="0.492cm" fo:min-width="1.35cm"/>
    </style:style>
    <style:style style:name="gr7" style:family="graphic" style:parent-style-name="standard">
      <style:graphic-properties draw:stroke="none" svg:stroke-color="#000000" draw:fill="none" draw:fill-color="#ffffff" fo:min-height="0.374cm"/>
    </style:style>
    <style:style style:name="gr8" style:family="graphic" style:parent-style-name="standard">
      <style:graphic-properties draw:textarea-horizontal-align="justify" draw:textarea-vertical-align="middle" draw:auto-grow-height="false" fo:min-height="0.49cm" fo:min-width="1.349cm"/>
    </style:style>
    <style:style style:name="gr9" style:family="graphic" style:parent-style-name="standard">
      <style:graphic-properties draw:textarea-horizontal-align="justify" draw:textarea-vertical-align="middle" draw:auto-grow-height="false" fo:min-height="0.489cm" fo:min-width="1.349cm"/>
    </style:style>
    <style:style style:name="gr10" style:family="graphic" style:parent-style-name="standard">
      <style:graphic-properties draw:stroke="dash" draw:stroke-dash="Fine_20_Dashed" draw:textarea-horizontal-align="justify" draw:textarea-vertical-align="middle" draw:auto-grow-height="false" fo:min-height="0.489cm" fo:min-width="1.349cm"/>
    </style:style>
    <style:style style:name="gr11" style:family="graphic" style:parent-style-name="standard">
      <style:graphic-properties draw:stroke="dash" draw:stroke-dash="Fine_20_Dashed" draw:textarea-horizontal-align="justify" draw:textarea-vertical-align="middle" draw:auto-grow-height="false" fo:min-height="0.491cm" fo:min-width="1.349cm"/>
    </style:style>
    <style:style style:name="gr12" style:family="graphic" style:parent-style-name="standard">
      <style:graphic-properties draw:stroke="none" svg:stroke-color="#000000" draw:fill="none" draw:fill-color="#ffffff" fo:min-height="0.509cm"/>
    </style:style>
    <style:style style:name="gr13" style:family="graphic" style:parent-style-name="standard">
      <style:graphic-properties draw:textarea-horizontal-align="justify" draw:textarea-vertical-align="middle" draw:auto-grow-height="false" fo:min-height="0.489cm" fo:min-width="1.35cm"/>
    </style:style>
    <style:style style:name="gr14" style:family="graphic" style:parent-style-name="standard">
      <style:graphic-properties draw:stroke="dash" draw:stroke-dash="Fine_20_Dashed" draw:textarea-horizontal-align="justify" draw:textarea-vertical-align="middle" draw:auto-grow-height="false" fo:min-height="0.489cm" fo:min-width="1.35cm"/>
    </style:style>
    <style:style style:name="gr15" style:family="graphic" style:parent-style-name="standard">
      <style:graphic-properties draw:stroke="dash" draw:stroke-dash="Fine_20_Dashed" draw:textarea-horizontal-align="justify" draw:textarea-vertical-align="middle" draw:auto-grow-height="false" fo:min-height="0.491cm" fo:min-width="1.35cm"/>
    </style:style>
    <style:style style:name="gr16" style:family="graphic" style:parent-style-name="standard">
      <style:graphic-properties draw:textarea-horizontal-align="justify" draw:textarea-vertical-align="middle" draw:auto-grow-height="false" fo:min-height="0.491cm" fo:min-width="1.348cm"/>
    </style:style>
    <style:style style:name="gr17" style:family="graphic" style:parent-style-name="standard">
      <style:graphic-properties draw:textarea-horizontal-align="justify" draw:textarea-vertical-align="middle" draw:auto-grow-height="false" fo:min-height="0.488cm" fo:min-width="1.348cm"/>
    </style:style>
    <style:style style:name="gr18" style:family="graphic" style:parent-style-name="standard">
      <style:graphic-properties draw:stroke="dash" draw:stroke-dash="Fine_20_Dashed" draw:textarea-horizontal-align="justify" draw:textarea-vertical-align="middle" draw:auto-grow-height="false" fo:min-height="0.488cm" fo:min-width="1.348cm"/>
    </style:style>
    <style:style style:name="gr19" style:family="graphic" style:parent-style-name="standard">
      <style:graphic-properties draw:stroke="dash" draw:stroke-dash="Fine_20_Dashed" draw:textarea-horizontal-align="justify" draw:textarea-vertical-align="middle" draw:auto-grow-height="false" fo:min-height="0.493cm" fo:min-width="1.348cm"/>
    </style:style>
    <style:style style:name="gr20" style:family="graphic" style:parent-style-name="standard">
      <style:graphic-properties draw:stroke="none" svg:stroke-color="#000000" draw:fill="none" draw:fill-color="#ffffff" fo:min-height="0.981cm"/>
    </style:style>
    <style:style style:name="gr21" style:family="graphic" style:parent-style-name="standard">
      <style:graphic-properties draw:stroke="none" svg:stroke-color="#000000" draw:fill="none" draw:fill-color="#ffffff" fo:min-height="0.98cm"/>
    </style:style>
    <style:style style:name="gr22" style:family="graphic" style:parent-style-name="standard">
      <style:graphic-properties draw:textarea-horizontal-align="justify" draw:textarea-vertical-align="middle" draw:auto-grow-height="false" fo:min-height="0.501cm" fo:min-width="1.35cm"/>
    </style:style>
    <style:style style:name="gr23" style:family="graphic" style:parent-style-name="standard">
      <style:graphic-properties draw:textarea-horizontal-align="justify" draw:textarea-vertical-align="middle" draw:auto-grow-height="false" fo:min-height="0.498cm" fo:min-width="1.351cm"/>
    </style:style>
    <style:style style:name="gr24" style:family="graphic" style:parent-style-name="standard">
      <style:graphic-properties draw:stroke="dash" draw:stroke-dash="Fine_20_Dashed" draw:textarea-horizontal-align="justify" draw:textarea-vertical-align="middle" draw:auto-grow-height="false" fo:min-height="0.501cm" fo:min-width="1.353cm"/>
    </style:style>
    <style:style style:name="gr25" style:family="graphic" style:parent-style-name="standard">
      <style:graphic-properties draw:textarea-horizontal-align="justify" draw:textarea-vertical-align="middle" draw:auto-grow-height="false" fo:min-height="0.5cm" fo:min-width="1.351cm"/>
    </style:style>
    <style:style style:name="gr26" style:family="graphic" style:parent-style-name="standard">
      <style:graphic-properties draw:stroke="dash" draw:stroke-dash="Fine_20_Dashed" draw:textarea-horizontal-align="justify" draw:textarea-vertical-align="middle" draw:auto-grow-height="false" fo:min-height="0.501cm" fo:min-width="1.35cm"/>
    </style:style>
    <style:style style:name="gr27" style:family="graphic" style:parent-style-name="standard">
      <style:graphic-properties draw:stroke="none" svg:stroke-color="#000000" draw:fill="none" draw:fill-color="#ffffff" fo:min-height="0.375cm"/>
    </style:style>
    <style:style style:name="gr28" style:family="graphic" style:parent-style-name="standard">
      <style:graphic-properties draw:fill-color="#cccccc" draw:textarea-horizontal-align="justify" draw:textarea-vertical-align="middle" draw:auto-grow-height="false" fo:min-height="0.535cm" fo:min-width="2.488cm"/>
    </style:style>
    <style:style style:name="gr29" style:family="graphic" style:parent-style-name="standard">
      <style:graphic-properties draw:stroke="none" svg:stroke-color="#000000" draw:fill="none" draw:fill-color="#ffffff" fo:min-height="0.974cm"/>
    </style:style>
    <style:style style:name="gr3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422cm"/>
    </style:style>
    <style:style style:name="gr32" style:family="graphic" style:parent-style-name="standard">
      <style:graphic-properties draw:stroke="none" svg:stroke-color="#000000" draw:fill="none" draw:fill-color="#ffffff" fo:min-height="0.423cm"/>
    </style:style>
    <style:style style:name="gr33" style:family="graphic" style:parent-style-name="standard">
      <style:graphic-properties draw:stroke="none" svg:stroke-color="#000000" draw:fill="none" draw:fill-color="#ffffff" fo:min-height="0.386cm"/>
    </style:style>
    <style:style style:name="gr34" style:family="graphic" style:parent-style-name="standard">
      <style:graphic-properties draw:stroke="none" svg:stroke-color="#000000" draw:fill="none" draw:fill-color="#ffffff" fo:min-height="0.649cm"/>
    </style:style>
    <style:style style:name="gr35" style:family="graphic" style:parent-style-name="standard">
      <style:graphic-properties draw:stroke="none" svg:stroke-color="#000000" draw:fill="none" draw:fill-color="#ffffff" fo:min-height="0.648cm"/>
    </style:style>
    <style:style style:name="gr36" style:family="graphic" style:parent-style-name="standard">
      <style:graphic-properties draw:stroke="none" svg:stroke-color="#000000" draw:fill="none" draw:fill-color="#ffffff" fo:min-height="0.576cm"/>
    </style:style>
    <style:style style:name="gr37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text-properties fo:font-size="6pt" style:font-size-asian="6pt" style:font-size-complex="6pt"/>
    </style:style>
    <style:style style:name="P5" style:family="paragraph">
      <style:text-properties fo:font-size="7pt" style:font-size-asian="7pt" style:font-size-complex="7pt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fo:font-size="9pt" style:font-size-asian="9pt" style:font-size-complex="9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color="#666666" fo:font-size="9pt" style:font-size-asian="9pt" style:font-size-complex="9pt"/>
    </style:style>
    <style:style style:name="P11" style:family="paragraph">
      <style:text-properties fo:color="#0084d1"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style:font-name="Liberation Sans" fo:font-size="9pt" style:letter-kerning="true" style:font-name-asian="AR PL UMing CN" style:font-size-asian="9pt" style:font-name-complex="Lohit Devanagari" style:font-size-complex="9pt"/>
    </style:style>
    <style:style style:name="T5" style:family="text">
      <style:text-properties fo:color="#666666" fo:font-size="9pt" style:font-size-asian="9pt" style:font-size-complex="9pt"/>
    </style:style>
    <style:style style:name="T6" style:family="text">
      <style:text-properties fo:color="#0084d1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984cm" svg:height="0.785cm" svg:x="7.733cm" svg:y="2.868cm">
            <text:p text:style-name="P1"><text:span text:style-name="T1">µ-dTL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85cm" svg:height="0.743cm" svg:x="12.393cm" svg:y="10.6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85cm" svg:height="0.74cm" svg:x="12.393cm" svg:y="9.9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85cm" svg:height="0.738cm" svg:x="12.393cm" svg:y="9.2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1.85cm" svg:height="0.741cm" svg:x="12.393cm" svg:y="7.8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85cm" svg:height="0.742cm" svg:x="12.393cm" svg:y="8.5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4" draw:layer="layout" svg:width="1.26cm" svg:height="0.624cm" svg:x="11.185cm" svg:y="10.683cm">
            <draw:text-box>
              <text:p><text:span text:style-name="T2">Set 0</text:span></text:p>
            </draw:text-box>
          </draw:frame>
          <draw:custom-shape draw:style-name="gr8" draw:text-style-name="P3" draw:layer="layout" svg:width="1.849cm" svg:height="0.74cm" svg:x="14.244cm" svg:y="10.6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1.849cm" svg:height="0.739cm" svg:x="14.244cm" svg:y="9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849cm" svg:height="0.739cm" svg:x="14.244cm" svg:y="9.2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1.849cm" svg:height="0.74cm" svg:x="14.244cm" svg:y="7.8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draw:layer="layout" svg:width="1.849cm" svg:height="0.741cm" svg:x="14.244cm" svg:y="8.5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5" draw:layer="layout" svg:width="1.302cm" svg:height="0.759cm" svg:x="14.525cm" svg:y="7.037cm">
            <draw:text-box>
              <text:p text:style-name="P5"><text:span text:style-name="T3">W1</text:span></text:p>
            </draw:text-box>
          </draw:frame>
          <draw:custom-shape draw:style-name="gr3" draw:text-style-name="P3" draw:layer="layout" svg:width="1.85cm" svg:height="0.74cm" svg:x="16.094cm" svg:y="10.6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1.85cm" svg:height="0.739cm" svg:x="16.094cm" svg:y="9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1.85cm" svg:height="0.739cm" svg:x="16.094cm" svg:y="9.2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85cm" svg:height="0.74cm" svg:x="16.094cm" svg:y="7.8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1.85cm" svg:height="0.741cm" svg:x="16.094cm" svg:y="8.5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3" draw:layer="layout" svg:width="1.848cm" svg:height="0.741cm" svg:x="17.948cm" svg:y="10.6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3" draw:layer="layout" svg:width="1.848cm" svg:height="0.738cm" svg:x="17.948cm" svg:y="9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1.848cm" svg:height="0.738cm" svg:x="17.948cm" svg:y="9.2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3" draw:layer="layout" svg:width="1.848cm" svg:height="0.741cm" svg:x="17.948cm" svg:y="7.8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1.848cm" svg:height="0.743cm" svg:x="17.948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" draw:layer="layout" svg:width="4.92cm" svg:height="1.231cm" svg:x="13.687cm" svg:y="11.739cm">
            <draw:text-box>
              <text:p text:style-name="P1"><text:span text:style-name="T1">JTLB : 4 ways x 64 sets</text:span></text:p>
              <text:p text:style-name="P1"><text:span text:style-name="T1">(SB = 0)</text:span></text:p>
            </draw:text-box>
          </draw:frame>
          <draw:frame draw:style-name="gr21" draw:text-style-name="P7" draw:layer="layout" svg:width="4.724cm" svg:height="1.23cm" svg:x="3.01cm" svg:y="11.802cm">
            <draw:text-box>
              <text:p text:style-name="P6"><text:span text:style-name="T1">LTLB : 16 ways x 1 set</text:span></text:p>
              <text:p text:style-name="P6"><text:span text:style-name="T1">(SB = 1)</text:span></text:p>
            </draw:text-box>
          </draw:frame>
          <draw:custom-shape draw:style-name="gr22" draw:text-style-name="P3" draw:layer="layout" svg:width="1.85cm" svg:height="0.751cm" svg:x="1.327cm" svg:y="10.658cm">
            <text:p text:style-name="P1"><text:span text:style-name="T3">W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" draw:layer="layout" svg:width="1.851cm" svg:height="0.748cm" svg:x="3.177cm" svg:y="10.665cm">
            <text:p text:style-name="P1"><text:span text:style-name="T3">W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1.853cm" svg:height="0.751cm" svg:x="5.002cm" svg:y="10.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1.851cm" svg:height="0.75cm" svg:x="8.705cm" svg:y="10.667cm">
            <text:p text:style-name="P1"><text:span text:style-name="T3">W1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" draw:layer="layout" svg:width="1.85cm" svg:height="0.751cm" svg:x="6.855cm" svg:y="10.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4" draw:layer="layout" svg:width="1.287cm" svg:height="0.625cm" svg:x="0.178cm" svg:y="10.717cm">
            <draw:text-box>
              <text:p><text:span text:style-name="T2">Set 0</text:span></text:p>
            </draw:text-box>
          </draw:frame>
          <draw:custom-shape draw:style-name="gr28" draw:text-style-name="P9" draw:layer="layout" svg:width="2.988cm" svg:height="0.785cm" svg:x="11.989cm" svg:y="2.868cm">
            <text:p text:style-name="P8"><text:span text:style-name="T4">µ-iTL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5" draw:layer="layout" svg:width="3.644cm" svg:height="1.224cm" svg:x="12.039cm" svg:y="1.658cm">
            <draw:text-box>
              <text:p><text:span text:style-name="T3">4 ways, 1 set</text:span></text:p>
              <text:p><text:span text:style-name="T3">True LRU</text:span></text:p>
            </draw:text-box>
          </draw:frame>
          <draw:line draw:style-name="gr30" draw:text-style-name="P1" draw:layer="layout" svg:x1="9.12cm" svg:y1="4.508cm" svg:x2="4.785cm" svg:y2="10.178cm">
            <text:p/>
          </draw:line>
          <draw:line draw:style-name="gr30" draw:text-style-name="P1" draw:layer="layout" svg:x1="13.154cm" svg:y1="4.489cm" svg:x2="6.149cm" svg:y2="10.217cm">
            <text:p/>
          </draw:line>
          <draw:line draw:style-name="gr30" draw:text-style-name="P1" draw:layer="layout" svg:x1="9.425cm" svg:y1="4.567cm" svg:x2="14.725cm" svg:y2="6.915cm">
            <text:p/>
          </draw:line>
          <draw:line draw:style-name="gr30" draw:text-style-name="P1" draw:layer="layout" svg:x1="13.324cm" svg:y1="4.411cm" svg:x2="16.245cm" svg:y2="6.818cm">
            <text:p/>
          </draw:line>
          <draw:frame draw:style-name="gr31" draw:text-style-name="P5" draw:layer="layout" svg:width="3.26cm" svg:height="0.672cm" svg:x="7.749cm" svg:y="3.849cm">
            <draw:text-box>
              <text:p><text:span text:style-name="T3">Miss =&gt; look-up L2</text:span></text:p>
            </draw:text-box>
          </draw:frame>
          <draw:frame draw:style-name="gr32" draw:text-style-name="P5" draw:layer="layout" svg:width="3.256cm" svg:height="0.673cm" svg:x="11.84cm" svg:y="3.85cm">
            <draw:text-box>
              <text:p><text:span text:style-name="T3">Miss =&gt; look-up L2</text:span></text:p>
            </draw:text-box>
          </draw:frame>
          <draw:frame draw:style-name="gr33" draw:text-style-name="P4" draw:layer="layout" svg:width="1.716cm" svg:height="0.636cm" svg:x="19.69cm" svg:y="10.813cm">
            <draw:text-box>
              <text:p><text:span text:style-name="T2">(SS = <text:s/>0)</text:span></text:p>
            </draw:text-box>
          </draw:frame>
          <draw:frame draw:style-name="gr7" draw:text-style-name="P4" draw:layer="layout" svg:width="1.888cm" svg:height="0.624cm" svg:x="19.628cm" svg:y="7.89cm">
            <draw:text-box>
              <text:p><text:span text:style-name="T2">(SS = <text:s/>63)</text:span></text:p>
            </draw:text-box>
          </draw:frame>
          <draw:frame draw:style-name="gr7" draw:text-style-name="P4" draw:layer="layout" svg:width="1.764cm" svg:height="0.624cm" svg:x="17.907cm" svg:y="6.518cm">
            <draw:text-box>
              <text:p><text:span text:style-name="T2">(SW = <text:s/>3)</text:span></text:p>
            </draw:text-box>
          </draw:frame>
          <draw:frame draw:style-name="gr7" draw:text-style-name="P4" draw:layer="layout" svg:width="2.076cm" svg:height="0.624cm" svg:x="8.782cm" svg:y="9.969cm">
            <draw:text-box>
              <text:p><text:span text:style-name="T2">(SW = <text:s/>15)</text:span></text:p>
            </draw:text-box>
          </draw:frame>
          <draw:frame draw:style-name="gr34" draw:text-style-name="P10" draw:layer="layout" svg:width="6.115cm" svg:height="0.963cm" svg:x="1.062cm" svg:y="3.77cm">
            <draw:text-box>
              <text:p><text:span text:style-name="T5">Level 1 : micro-architectural specialized </text:span></text:p>
              <text:p><text:span text:style-name="T5">micro-TLBs</text:span></text:p>
            </draw:text-box>
          </draw:frame>
          <draw:frame draw:style-name="gr35" draw:text-style-name="P11" draw:layer="layout" svg:width="6.992cm" svg:height="0.898cm" svg:x="1.138cm" svg:y="5.945cm">
            <draw:text-box>
              <text:p><text:span text:style-name="T6">Level 2 : architectural unified TLBs</text:span></text:p>
            </draw:text-box>
          </draw:frame>
          <draw:frame draw:style-name="gr29" draw:text-style-name="P5" draw:layer="layout" svg:width="3.642cm" svg:height="1.224cm" svg:x="7.684cm" svg:y="1.659cm">
            <draw:text-box>
              <text:p><text:span text:style-name="T3">4 ways, 1 set</text:span></text:p>
              <text:p><text:span text:style-name="T3">True LRU</text:span></text:p>
            </draw:text-box>
          </draw:frame>
          <draw:frame draw:style-name="gr12" draw:text-style-name="P5" draw:layer="layout" svg:width="1.302cm" svg:height="0.759cm" svg:x="18.135cm" svg:y="7.037cm">
            <draw:text-box>
              <text:p text:style-name="P5"><text:span text:style-name="T3">W3</text:span></text:p>
            </draw:text-box>
          </draw:frame>
          <draw:frame draw:style-name="gr12" draw:text-style-name="P5" draw:layer="layout" svg:width="1.302cm" svg:height="0.759cm" svg:x="12.781cm" svg:y="7.037cm">
            <draw:text-box>
              <text:p text:style-name="P5"><text:span text:style-name="T3">W0</text:span></text:p>
            </draw:text-box>
          </draw:frame>
          <draw:frame draw:style-name="gr12" draw:text-style-name="P5" draw:layer="layout" svg:width="1.303cm" svg:height="0.759cm" svg:x="16.392cm" svg:y="7.037cm">
            <draw:text-box>
              <text:p text:style-name="P5"><text:span text:style-name="T3">W2</text:span></text:p>
            </draw:text-box>
          </draw:frame>
          <draw:frame draw:style-name="gr27" draw:text-style-name="P4" draw:layer="layout" svg:width="1.26cm" svg:height="0.625cm" svg:x="11.186cm" svg:y="10.045cm">
            <draw:text-box>
              <text:p><text:span text:style-name="T2">Set 1</text:span></text:p>
            </draw:text-box>
          </draw:frame>
          <draw:frame draw:style-name="gr36" draw:text-style-name="P4" draw:layer="layout" svg:width="1.458cm" svg:height="0.826cm" svg:x="11.091cm" svg:y="7.875cm">
            <draw:text-box>
              <text:p><text:span text:style-name="T2">Set 63</text:span></text:p>
            </draw:text-box>
          </draw:frame>
          <draw:line draw:style-name="gr37" draw:text-style-name="P1" draw:layer="layout" svg:x1="0.771cm" svg:y1="5.499cm" svg:x2="20.405cm" svg:y2="5.51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2-03T16:46:18</meta:creation-date>
    <dc:date>2017-06-08T19:12:22.592376725</dc:date>
    <meta:editing-duration>PT20H27M7S</meta:editing-duration>
    <meta:editing-cycles>26</meta:editing-cycles>
    <meta:generator>LibreOffice/4.3.7.2$Linux_X86_64 LibreOffice_project/430$Build-2</meta:generator>
    <meta:document-statistic meta:object-count="53"/>
  </office:meta>
</office:document-meta>
</file>